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A0000014DCBE7A83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ction Man Extended" svg:font-family="'Action Man Extended'" style:font-pitch="variable"/>
    <style:font-face style:name="Times New Roman" svg:font-family="'Times New Roman'" style:font-family-generic="roman" style:font-pitch="variable"/>
    <style:font-face style:name="Tiza" svg:font-family="Tiz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f787"/>
    </style:style>
    <style:style style:name="P3" style:family="paragraph" style:parent-style-name="Standard">
      <style:paragraph-properties fo:text-align="center" style:justify-single-word="false"/>
      <style:text-properties fo:font-size="32pt" officeooo:rsid="0004f787" officeooo:paragraph-rsid="0004f78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32pt" officeooo:rsid="0004f787" officeooo:paragraph-rsid="0004f787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Arial Black1" fo:font-size="32pt" officeooo:rsid="0004f787" officeooo:paragraph-rsid="0004f787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Arial Black1" fo:font-size="28pt" officeooo:rsid="0004f787" officeooo:paragraph-rsid="0004f787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JACOB SE NOS CASA</text:p>
      <text:p text:style-name="P1"/>
      <text:p text:style-name="P1"/>
      <text:p text:style-name="Standard"/>
      <text:p text:style-name="P2"/>
      <text:p text:style-name="P2"/>
      <text:p text:style-name="P2"><draw:frame draw:style-name="fr1" draw:name="Imagen1" text:anchor-type="paragraph" svg:x="1.609cm" svg:y="0.102cm" svg:width="14.048cm" svg:height="12.92cm" draw:z-index="0"><draw:image xlink:href="Pictures/100000000000016A0000014DCBE7A83A.png" xlink:type="simple" xlink:show="embed" xlink:actuate="onLoad"/></draw:frame></text:p>
      <text:p text:style-name="P6"/>
      <text:p text:style-name="P6">PROHIBIDO TOCAR AL NOVIO</text:p>
      <text:p text:style-name="P3"/>
      <text:p text:style-name="P5">(SOLO AL NOVI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ction Man Extended" svg:font-family="'Action Man Extended'" style:font-pitch="variable"/>
    <style:font-face style:name="Times New Roman" svg:font-family="'Times New Roman'" style:font-family-generic="roman" style:font-pitch="variable"/>
    <style:font-face style:name="Tiza" svg:font-family="Tiza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8S</meta:editing-duration>
    <meta:editing-cycles>3</meta:editing-cycles>
    <meta:generator>LibreOffice/4.3.1.2$Windows_x86 LibreOffice_project/958349dc3b25111dbca392fbc281a05559ef6848</meta:generator>
    <dc:date>2016-09-23T01:06:52.484000000</dc:date>
    <meta:document-statistic meta:table-count="0" meta:image-count="1" meta:object-count="0" meta:page-count="1" meta:paragraph-count="3" meta:word-count="11" meta:character-count="56" meta:non-whitespace-character-count="48"/>
    <meta:user-defined meta:name="Info 1"/>
    <meta:user-defined meta:name="Info 2"/>
    <meta:user-defined meta:name="Info 3"/>
    <meta:user-defined meta:name="Info 4"/>
  </office:meta>
</office:document-meta>
</file>